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C0000017A8C4C99E0.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break-before="pag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paragraph-properties fo:text-align="center" style:justify-single-word="false" fo:break-before="page"/>
      <style:text-properties fo:font-weight="bold" style:font-weight-asian="bold" style:font-weight-complex="bold"/>
    </style:style>
    <style:style style:name="P10"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7">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7">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7">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7">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7"><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7">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7">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7">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9">ESTRATEGIAS PARA ANALISTAS DE NEGOCIOS DE HOY</text:p>
      <text:p text:style-name="P1"/>
      <text:p text:style-name="P2">BALANCEANDO CONOCIMIENTO, ACTIVIDADES Y GENTE</text:p>
      <text:p text:style-name="P5"/>
      <text:p text:style-name="P5">Existen 3 inputs para planear su estrategia de requerimientos:</text:p>
      <text:p text:style-name="P5"/>
      <text:p text:style-name="P5">Conocimiento de los requerimientos : Consiste en el entendimiento que usted tiene del trabajo, y del producto que se necesita desarrollar para soportar</text:p>
      <text:p text:style-name="P5">ese trabajo para soportar ese trabajo. Esto incluye la informacion de los artefactos que construye durante el curso de su actividad de requerimiento y</text:p>
      <text:p text:style-name="P5">claro, los requerimientos que usted escribe. </text:p>
      <text:p text:style-name="P5"/>
      <text:p text:style-name="P5">Actividades : Son las tareas y checkpoints que su proyecto realiza para descubrir y comunicar <text:s/>este conocimiento.</text:p>
      <text:p text:style-name="P5"/>
      <text:p text:style-name="P5">Gente : <text:s/>Quiene son los interesados? - Quiene tienen el conocimiento que ud necesita? - <text:s/>que es lo que ellos saben? - <text:s/>cual es su disponibilidad?</text:p>
      <text:p text:style-name="P2"/>
      <text:p text:style-name="P2">ESTRATEGIA EXTERNA</text:p>
      <text:p text:style-name="P5"/>
      <text:p text:style-name="P5">En esta clase de proyecto utilizamos un proveedor de soluciones externo. En el diagram las actividades progresan de izquierda a derecha, las flechas </text:p>
      <text:p text:style-name="P5">muestran las transiciones entre las actividades</text:p>
      <text:p text:style-name="P5"/>
      <text:p text:style-name="P5"><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5">representan la rotura – una transicion de una actividad a otra. Cada flecha esta etiquetada con una</text:p>
      <text:p text:style-name="P5">llave a una condicion de rotura necesitada antes que la transicion sea satisfecha, los pequeños puntos representan una iteracion, ambos dentro de una actividad y dentro de la estrategia.</text:p>
      <text:p text:style-name="P5"/>
      <text:p text:style-name="P5">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5"/>
      <text:p text:style-name="P5">La palabra enough (E) es lo que llamamos una condicion de ruptura.</text:p>
      <text:p text:style-name="P5"/>
      <text:p text:style-name="P5"/>
      <text:p text:style-name="P2"><text:soft-page-break/>CONCEPTION TO SCOPING</text:p>
      <text:p text:style-name="P5"/>
      <text:p text:style-name="P5">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5"/>
      <text:p text:style-name="P2">SCOPING TO WORK INVESTIGATION</text:p>
      <text:p text:style-name="P2"/>
      <text:p text:style-name="P5">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5"/>
      <text:p text:style-name="P5">Tambien debemos identificar a los interesados (negocio, usuarios, consultores) no solo los claves. Tambien debemos asegurarnos los objetivos del proyecto es medible, que usamos para tomar decisiones sobre donde enfocarnos.</text:p>
      <text:p text:style-name="P5"/>
      <text:p text:style-name="P5">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5"/>
      <text:p text:style-name="P2">WORK INVESTIGATION TO PRODUCT DETERMINATION</text:p>
      <text:p text:style-name="P2"/>
      <text:p text:style-name="P5">La transicion de la actividad investigacion del trabajo puede ocurrir cuando usted tiene suficiente conocimiento del trabajo acumulado para empezar a pensar en el producto a ser construido y especificamente sus interfaces. </text:p>
      <text:p text:style-name="P5">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5"/>
      <text:p text:style-name="P2">TRABAJO DE INVESTIGACION A UNA DEFINICION DE REQUERIMIENTOS ATOMICOS</text:p>
      <text:p text:style-name="P2"/>
      <text:p text:style-name="P5">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5"/>
      <text:p text:style-name="P5">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5"/>
      <text:p text:style-name="P2">DE LA INVESTIGACION A LA CONSTRUCCION</text:p>
      <text:p text:style-name="P2"/>
      <text:p text:style-name="P5">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5"/>
      <text:p text:style-name="P5">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5"/>
      <text:p text:style-name="P2">DETERMINACION DEL PRODUCTO A LA DEFINICION DE REQUERIMIENTOS ATOMICOS</text:p>
      <text:p text:style-name="P2"/>
      <text:p text:style-name="P5">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5"/>
      <text:p text:style-name="P2">DE LA DETERMINACION DEL PRODUCTO A LA CONSTRUCCION</text:p>
      <text:p text:style-name="P2"/>
      <text:p text:style-name="P5">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5"/>
      <text:p text:style-name="P5">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5"/>
      <text:p text:style-name="P2">DE LA DEFINICION DE REQUERIMIENTOS ATOMICOS A LA CONSTRUCCION</text:p>
      <text:p text:style-name="P2"/>
      <text:p text:style-name="P5"/>
      <text:p text:style-name="P8">ESTRATEGIA ITERATIVA</text:p>
      <text:p text:style-name="P2"/>
      <text:p text:style-name="P5">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5"/>
      <text:p text:style-name="P5"><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5">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5"/>
      <text:p text:style-name="P6">“La pregunta no es ¿Que es lo que quieres? Sino ¿Qué es lo que haces?</text:p>
      <text:p text:style-name="P6"/>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3">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6"><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6"/>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3">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6">“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6"/>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2" draw:name="gráficos8" text:anchor-type="paragraph" svg:width="17cm" svg:height="9.142cm" draw:z-index="7"><draw:image xlink:href="Pictures/100000000000035B000001CEF7BC6F18.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1-29T09:58:50.06</dc:date>
    <dc:creator>cv </dc:creator>
    <meta:editing-duration>PT2H39M17S</meta:editing-duration>
    <meta:editing-cycles>13</meta:editing-cycles>
    <meta:generator>OpenOffice/4.1.4$Win32 OpenOffice.org_project/414m5$Build-9788</meta:generator>
    <meta:document-statistic meta:table-count="0" meta:image-count="8" meta:object-count="0" meta:page-count="47" meta:paragraph-count="1031" meta:word-count="17053" meta:character-count="104861"/>
  </office:meta>
</office:document-meta>
</file>